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8311169618956171343"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4733467728066519234"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8091111165727476745"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6897440294572260554"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458937125337830137"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6347101019844806840"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6836234039475669121"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8873033713492111"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40537809" text:continue-list="list6836234039475669121"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367258527706665866"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0542871"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0552396"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40526989" text:continue-numbering="true" text:style-name="L9">
        <text:list-item>
          <text:list>
            <text:list-header>
              <text:p text:style-name="P209">Warm down: <text:span text:style-name="T3">0.25 mile jog home</text:span></text:p>
              <text:p text:style-name="P210"/>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40542231"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0522563"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8366694545352401496"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2775893205400087200"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5050507867517177749"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0531736" text:continue-numbering="true" text:style-name="L12">
        <text:list-item>
          <text:list>
            <text:list-header>
              <text:p text:style-name="P214">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2510766910908320448" text:style-name="L13">
        <text:list-item>
          <text:list>
            <text:list-header>
              <text:p text:style-name="P203">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358604943968455958"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2353139694674638032" text:style-name="L15">
        <text:list-item>
          <text:list>
            <text:list-header>
              <text:p text:style-name="P183">1.5 miles averaging about 9:40/mile and rest 1 min</text:p>
            </text:list-header>
          </text:list>
        </text:list-item>
      </text:list>
      <text:p text:style-name="P24">1 mile in 8:26 and rest 2 min</text:p>
      <text:list xml:id="list1242193703369615100"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4859508401459828589" text:style-name="L17">
        <text:list-item>
          <text:list>
            <text:list-header>
              <text:p text:style-name="P185">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0552923" text:continue-numbering="true" text:style-name="L17">
        <text:list-item>
          <text:list>
            <text:list-header>
              <text:p text:style-name="P185">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5517828346847996656"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2658880986360954646"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7568316554725899478"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40532821" text:continue-list="list2658880986360954646" text:style-name="L19">
        <text:list-item>
          <text:list>
            <text:list-header>
              <text:p text:style-name="P187">(Pace*HR)=1240</text:p>
            </text:list-header>
          </text:list>
        </text:list-item>
      </text:list>
      <text:list xml:id="list40535092" text:continue-list="list5517828346847996656" text:style-name="L18">
        <text:list-item>
          <text:list>
            <text:list-header>
              <text:p text:style-name="P186">2 miles at 10:46/mile Ave HR= 121 bpm and rest a few minutes</text:p>
            </text:list-header>
          </text:list>
        </text:list-item>
      </text:list>
      <text:list xml:id="list40534816" text:continue-list="list40532821"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40543607"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3263568766938371170"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5302212147246339782"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3543468968654306811"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5952539365070209642" text:style-name="L24">
        <text:list-item>
          <text:p text:style-name="P213">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4961619950547588826"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3373360724669140267"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40525352" text:continue-numbering="true" text:style-name="L26">
        <text:list-item>
          <text:list>
            <text:list-header>
              <text:p text:style-name="P191">0.1 mile lead in to a 4 mile run</text:p>
              <text:p text:style-name="P206">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0541864"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783578299643372200"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5020800790834233153"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1669940634348853897"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8676523368803934083"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3512120410915757939"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4289865003862857118" text:style-name="L32">
        <text:list-item>
          <text:list>
            <text:list-header>
              <text:p text:style-name="P197">0.25 miles in 2:54</text:p>
              <text:p text:style-name="P197">1 mile in 9:21 going faster as I ran and ending at around 8:30 pace</text:p>
            </text:list-header>
          </text:list>
        </text:list-item>
      </text:list>
      <text:list xml:id="list3540162088748966264"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378314631567819094"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481248868553222751"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1696149577648472500"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9055513343418814757"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text:soft-page-break/></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text:soft-page-break/>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287086833552182653" text:style-name="L38">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ext:soft-page-break/>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3-15T20:27:33.99</dc:date>
    <dc:creator>James Lombardi</dc:creator>
    <meta:editing-duration>P28DT14H14M49S</meta:editing-duration>
    <meta:editing-cycles>2106</meta:editing-cycles>
    <meta:generator>OpenOffice/4.1.2$Win32 OpenOffice.org_project/412m3$Build-9782</meta:generator>
    <meta:document-statistic meta:table-count="0" meta:image-count="9" meta:object-count="0" meta:page-count="208" meta:paragraph-count="6078" meta:word-count="65758" meta:character-count="336852"/>
  </office:meta>
</office:document-meta>
</file>